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ubscription.unsubscribe( @ Nullable StompHeaders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tompSession.createMessage( StompHeaderAccessor accessor , @ Nullable Object payloa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StompSession.getConnec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tompSession.subscribe( StompHeaders headers , StompFrame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Subscription.g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ompSession.DefaultStompSession( StompSessionHandler sessionHandler , StompHeaders connect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tompSession.setMessageConverter( MessageConverter message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ubscription.DefaultSubscription( StompHeaders headers , StompFrame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ceiptHandler.addReceiptLostTask( Runnable t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tompSession.resetConne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tompSession.isAutoReceipt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ubscription.unsubscri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ompSession.getSess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ompSession.get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ptHandler.handleReceiptReceived( StompHeaders receipt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ompSession.acknowledge( String messageId , boolean consum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tompSession.checkOrAddReceipt( StompHeaders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tompSession.getTas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ptHandler.handleInternal( boolean result , @ Nullable StompHeaders receiptHead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ceiptHandler.initReceiptHand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tompSession.afterConnectFailure(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tompSession.afterConnectionClos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tompSession.get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ptHandler.handleReceiptNot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ubscrip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eiptHandler.addReceiptTask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ompSession.handleMessage( Message &lt; byte [ ] &gt; messag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DefaultStompSession.createHeaderAccessor( StompCommand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tompSession.initHeartbeatTasks( StompHeaders connectedHead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StompSession.send( StompHeaders headers ,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InactivityTask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ceiptHandler.ReceiptHandler( @ Nullable String receip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eiptHandler.addReceiptTask( Consumer &lt; StompHeaders &gt; t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StompSession.setReceiptTimeLimit( long receiptTim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InactivityTask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tompSession.invokeHandler( StompFrameHandler handler , Message &lt; byte [ ] &gt; message , StompHeaders head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StompSession.setAutoReceipt( boolean autoReceipt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ubscription.getSubscription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ubscription.getSubscrip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ompSession.afterConnected( TcpConnection &lt; byte [ ] &gt; 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StompSession.disconnect( @ Nullable StompHeaders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StompSession.handleFailure( Throwable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tompSession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ompSession.unsubscribe( String id , @ Nullable StompHeaders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tompSession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ptHandler.getReceip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ompSession.is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ompSession.subscribe( String destination , StompFrame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tompSession.setTaskScheduler( @ Nullable TaskScheduler task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ompSession.send( String destination ,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tompSession.execute( Message &lt; byte [ ] &gt;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StompSession.acknowledge( StompHeaders headers , boolean consum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tompSession.getReceiptTim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